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6pt" style:font-size-asian="16pt" style:font-size-complex="16pt"/>
    </style:style>
    <style:style style:name="P16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17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8" style:family="paragraph" style:parent-style-name="Standard">
      <style:paragraph-properties fo:text-align="justify" style:justify-single-word="false" fo:orphans="0" fo:widows="0" fo:padding="0cm" fo:border="none"/>
      <style:text-properties officeooo:paragraph-rsid="0015d87f"/>
    </style:style>
    <style:style style:name="P19" style:family="paragraph" style:parent-style-name="Table_20_Contents">
      <style:text-properties style:font-name="Times New Roman" fo:font-size="13pt" officeooo:rsid="0016369f" officeooo:paragraph-rsid="0016369f" style:font-size-asian="13pt" style:font-name-complex="Times New Roman" style:font-size-complex="13pt"/>
    </style:style>
    <style:style style:name="P20" style:family="paragraph" style:parent-style-name="Table_20_Contents">
      <style:text-properties officeooo:paragraph-rsid="00108d61"/>
    </style:style>
    <style:style style:name="P21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2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4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5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rsid="0016cc8b" officeooo:paragraph-rsid="0016cc8b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6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7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6369f" fo:background-color="#ffffff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paragraph-rsid="00108d61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212cm" loext:contextual-spacing="false" fo:line-height="100%"/>
    </style:style>
    <style:style style:name="P30" style:family="paragraph" style:parent-style-name="Standard">
      <style:paragraph-properties fo:margin-top="0cm" fo:margin-bottom="0.212cm" loext:contextual-spacing="false" fo:line-height="100%"/>
      <style:text-properties officeooo:paragraph-rsid="0016369f"/>
    </style:style>
    <style:style style:name="P31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font-name="Times new roman" fo:font-size="14pt" officeooo:rsid="00108d61" officeooo:paragraph-rsid="00108d61" style:font-size-asian="14pt" style:font-size-complex="14pt"/>
    </style:style>
    <style:style style:name="P32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officeooo:rsid="0016cc8b" officeooo:paragraph-rsid="0016cc8b" fo:background-color="#fffff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6369f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6cc8b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7cd5d" fo:background-color="#ffffff" loext:char-shading-value="0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5d87f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8pt" fo:font-weight="bold" officeooo:rsid="00108d61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11" style:family="text">
      <style:text-properties style:font-name="Times New Roman" fo:font-size="18pt" fo:font-weight="bold" officeooo:rsid="0016369f" fo:background-color="#ffffff" loext:char-shading-value="0" style:font-name-asian="Times New Roman1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3pt" officeooo:rsid="0016369f" style:font-size-asian="13pt" style:font-name-complex="Times New Roman" style:font-size-complex="13pt"/>
    </style:style>
    <style:style style:name="T13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4" style:family="text">
      <style:text-properties fo:color="#000000" style:font-name="Times New Roman" fo:font-size="14pt" fo:language="ru" fo:country="RU" officeooo:rsid="0016369f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5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6" style:family="text">
      <style:text-properties fo:color="#5983b0" style:font-name="Times New Roman" fo:language="en" fo:country="US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17" style:family="text">
      <style:text-properties fo:color="#5983b0" style:font-name="Times New Roman" fo:language="en" fo:country="US" fo:font-weight="bold" officeooo:rsid="001231ea" fo:background-color="#ffffff" loext:char-shading-value="0" style:font-name-asian="Times New Roman1" style:font-weight-asian="bold" style:font-name-complex="Times New Roman1" style:font-weight-complex="bold"/>
    </style:style>
    <style:style style:name="T18" style:family="text">
      <style:text-properties fo:color="#5983b0" style:font-name="Times New Roman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19" style:family="text">
      <style:text-properties officeooo:rsid="0014b2d3"/>
    </style:style>
    <style:style style:name="T20" style:family="text">
      <style:text-properties officeooo:rsid="0017cd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авиационный институт</text:p>
      <text:p text:style-name="P7">(Национальный исследовательский университет)</text:p>
      <text:p text:style-name="P3"/>
      <text:p text:style-name="P1"/>
      <text:p text:style-name="P5"><text:span text:style-name="T2">Институт</text:span><text:span text:style-name="T3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4"/>
      <text:p text:style-name="P6"><text:s/></text:p>
      <text:p text:style-name="P6"><text:s/></text:p>
      <text:p text:style-name="P6"><text:s/></text:p>
      <text:p text:style-name="P9">Лабораторная работа № <text:span text:style-name="T19">1</text:span></text:p>
      <text:p text:style-name="P22"><text:span text:style-name="T10">по курсу «К</text:span><text:span text:style-name="T11">риптография</text:span><text:span text:style-name="T10">»</text:span></text:p>
      <text:p text:style-name="P6"/>
      <text:p text:style-name="P8"><text:s/></text:p>
      <text:p text:style-name="P8"><text:s/></text:p>
      <text:p text:style-name="P8"/>
      <text:p text:style-name="P8"/>
      <text:p text:style-name="P8"/>
      <text:p text:style-name="P6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Студент:</text:p>
          </table:table-cell>
          <table:table-cell table:style-name="Таблица1.B1" office:value-type="string">
            <text:p text:style-name="P16">Обыденкова Ю. Ю.</text:p>
          </table:table-cell>
        </table:table-row>
        <table:table-row>
          <table:table-cell table:style-name="Таблица1.A1" office:value-type="string">
            <text:p text:style-name="P16">Группа:</text:p>
          </table:table-cell>
          <table:table-cell table:style-name="Таблица1.B1" office:value-type="string">
            <text:p text:style-name="P16">М8О-308Б-18</text:p>
          </table:table-cell>
        </table:table-row>
        <table:table-row>
          <table:table-cell table:style-name="Таблица1.A1" office:value-type="string">
            <text:p text:style-name="P16">Вариант:</text:p>
          </table:table-cell>
          <table:table-cell table:style-name="Таблица1.B1" office:value-type="string">
            <text:p text:style-name="P19">16</text:p>
          </table:table-cell>
        </table:table-row>
        <table:table-row table:style-name="Таблица1.4">
          <table:table-cell table:style-name="Таблица1.A1" office:value-type="string">
            <text:p text:style-name="P16">Преподаватель:</text:p>
          </table:table-cell>
          <table:table-cell table:style-name="Таблица1.B1" office:value-type="string">
            <text:p text:style-name="P20"><text:span text:style-name="Основной_20_шрифт_20_абзаца"><text:span text:style-name="T12">Борисов А. В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16">Оценка:</text:p>
          </table:table-cell>
          <table:table-cell table:style-name="Таблица1.B1" office:value-type="string">
            <text:p text:style-name="P16"/>
          </table:table-cell>
        </table:table-row>
        <table:table-row table:style-name="Таблица1.6">
          <table:table-cell table:style-name="Таблица1.A1" office:value-type="string">
            <text:p text:style-name="P16">Дата:</text:p>
          </table:table-cell>
          <table:table-cell table:style-name="Таблица1.B1" office:value-type="string">
            <text:p text:style-name="P16"/>
          </table:table-cell>
        </table:table-row>
      </table:table>
      <text:p text:style-name="P17"/>
      <text:p text:style-name="P10"><text:span text:style-name="Основной_20_шрифт_20_абзаца"><text:span text:style-name="T13">Москва, 202</text:span></text:span><text:span text:style-name="Основной_20_шрифт_20_абзаца"><text:span text:style-name="T14">1</text:span></text:span></text:p>
      <text:list xml:id="list420944150" text:style-name="WWNum2">
        <text:list-header>
          <text:p text:style-name="P24"><text:soft-page-break/>Постановка задачи</text:p>
        </text:list-header>
      </text:list>
      <text:p text:style-name="P27">Разложить каждое из чисел n1 и n2 на нетривиальные сомножители. </text:p>
      <text:p text:style-name="P30"><text:span text:style-name="T1">Вариант задания:</text:span><text:span text:style-name="T5"> </text:span><text:span text:style-name="T6">16</text:span><text:span text:style-name="T5">.</text:span></text:p>
      <text:p text:style-name="P30"><text:span text:style-name="T5">n1=242587413455689311805941697582103544343444025737930609728129303011307601823551</text:span></text:p>
      <text:p text:style-name="P30"><text:span text:style-name="T5">n2=1510938584302514746068687680359138712084826869531749833816152536107029956694378228665014484809993284680636465045336584670006512692482057168858805251730522412435575537047638759183849437861169582174353100616760861442083338911162982978018654609073487455618344725646474341106448770186119465437436805540314573902315148010605642969399036239279990866481377552631038345038332671300460449150826133047599402952702220438132324240801480483055996850135609380612773088576264939 </text:span></text:p>
      <text:p text:style-name="P13"/>
      <text:p text:style-name="P14"><text:span text:style-name="T4"><text:s text:c="3"/></text:span><text:span text:style-name="T15">Общие сведения о программе</text:span></text:p>
      <text:p text:style-name="P32">Для факторизации первого числа я использовала <text:s/>программу msieve</text:p>
      <text:p text:style-name="P32">Второе число я факторизировала с помощью программы на python</text:p>
      <text:p text:style-name="P14"><text:span text:style-name="T4"><text:s text:c="6"/></text:span><text:span text:style-name="T15">Руководство по использованию программы</text:span></text:p>
      <text:p text:style-name="P25">n1</text:p>
      <text:p text:style-name="P31">julia@julia21:~/msieve$ ./msieve -q 242587413455689311805941697582103544343444025737930609728129303011307601823551</text:p>
      <text:p text:style-name="P31"/>
      <text:p text:style-name="P31">242587413455689311805941697582103544343444025737930609728129303011307601823551</text:p>
      <text:p text:style-name="P31">prp39: 331393459585519177520233247108865056209</text:p>
      <text:p text:style-name="P31">prp39: 732022333087377555663155580882142234639</text:p>
      <text:p text:style-name="P25">n2</text:p>
      <text:p text:style-name="P31">julia@julia21:~/msieve$ python3 1.py</text:p>
      <text:p text:style-name="P31">Success: 139476625665968066568224614983908130916411561642255796653097148734670476110858310346843945046884204821224835911446227920807676218254025383087995289367050711834371298932142600299173740378514261264695250897646270832307124860459187526487820547916176260627474993626505280101101880100712184854128131522995503631439</text:p>
      <text:p text:style-name="P31"><text:soft-page-break/>d: 139476625665968066568224614983908130916411561642255796653097148734670476110858310346843945046884204821224835911446227920807676218254025383087995289367050711834371298932142600299173740378514261264695250897646270832307124860459187526487820547916176260627474993626505280101101880100712184854128131522995503631439</text:p>
      <text:p text:style-name="P31">n / d: 10158751962965333515956930810419883870233988699653026777604770052571731218939595134670761404904363773181670891345416776729531069936992072791918576655182711</text:p>
      <text:p text:style-name="P28"/>
      <text:p text:style-name="P12"/>
      <text:p text:style-name="P15"><text:span text:style-name="T16"><text:s text:c="6"/></text:span><text:span text:style-name="T17">Код</text:span><text:span text:style-name="T16"> </text:span><text:span text:style-name="T18">программы</text:span></text:p>
      <text:p text:style-name="P18"><text:span text:style-name="T9"/></text:p>
      <text:p text:style-name="P12"># номер варианта</text:p>
      <text:p text:style-name="P12">VARIANT = 16</text:p>
      <text:p text:style-name="P12"/>
      <text:p text:style-name="P12">NUMS = [</text:p>
      <text:p text:style-name="P12"><text:s text:c="4"/>352358118079150493187099355141629527101749106167997255509619020528333722352217,</text:p>
      <text:p text:style-name="P12"><text:s text:c="4"/>119760639583941053725652803731328419697649739176243841021915621242807618608591,</text:p>
      <text:p text:style-name="P12"><text:s text:c="4"/>344845228130159226488163571070417679235025139015802019152516926202711846660141,</text:p>
      <text:p text:style-name="P12"><text:s text:c="4"/>181552877565998943910618543225528579935321447209736978912489118450818545230489,</text:p>
      <text:p text:style-name="P12"><text:s text:c="4"/>160769357899975610828199539114109518167531134514190990785144666932076614717841,</text:p>
      <text:p text:style-name="P12"><text:s text:c="4"/>274114822339589629024026495441557479713813228028980117869052278950681241194819,</text:p>
      <text:p text:style-name="P12"><text:soft-page-break/><text:s text:c="4"/>108762353292448487441247663685513658893167646930627178946128889967643172154127,</text:p>
      <text:p text:style-name="P12"><text:s text:c="4"/>268887320029090028117214498253204095765884136483366193842361283776500643966781,</text:p>
      <text:p text:style-name="P12"><text:s text:c="4"/>123248268911937923199906141216645363665087045422689358104089185316148911496103,</text:p>
      <text:p text:style-name="P12"><text:s text:c="4"/>284994967805859272853477327862245466978346919806585432133556769959269315271111,</text:p>
      <text:p text:style-name="P12"><text:s text:c="4"/>472379552736871494058143239162622860896965275113543450580272489891667080207763,</text:p>
      <text:p text:style-name="P12"><text:s text:c="4"/>361996727456784871855604181056605672088622666207578160811291060873997151708887,</text:p>
      <text:p text:style-name="P12"><text:s text:c="4"/>313230894596513941163065516500542159481861849753982064716706926040955753912601,</text:p>
      <text:p text:style-name="P12"><text:s text:c="4"/>374456902508739435218273258671224457341348406488533188195528827819627513233269,</text:p>
      <text:p text:style-name="P12"><text:s text:c="4"/>61121970174911146319545193754425119520875945215282784640177276523929376501913,</text:p>
      <text:p text:style-name="P12"><text:s text:c="4"/>383456614884902466726252731294544234658015390619372835826246625499154384118189,</text:p>
      <text:p text:style-name="P12"><text:s text:c="4"/>242587413455689311805941697582103544343444025737930609728129303011307601823551,</text:p>
      <text:p text:style-name="P12"><text:s text:c="4"/>319373613270896663765954115654922624879359841665992852658124487372881123570003,</text:p>
      <text:p text:style-name="P12"><text:soft-page-break/><text:s text:c="4"/>374456902508739435218273258671224457341348406488533188195528827819627513233269,</text:p>
      <text:p text:style-name="P12"><text:s text:c="4"/>284994967805859272853477327862245466978346919806585432133556769959269315271111</text:p>
      <text:p text:style-name="P12">]</text:p>
      <text:p text:style-name="P12"/>
      <text:p text:style-name="P12">BIG_NUMS = [</text:p>
      <text:p text:style-name="P12"><text:s text:c="4"/>1695128485402083763773247025508607781296883851800934596605324477902989989672390098441314233687038522543796524362932674511659084990877094461405769068305253980165481952276151264282270169307424982451349364468884452626363366332792106697498300154504289109043538314722171490851577202002936469515837846884472685701320555954675270470981711883452876152967636160722991943031737727674462234803964546522349706678813412341712703190842025567979822278829254837642753739546649159,</text:p>
      <text:p text:style-name="P12"><text:s text:c="4"/>1342124472692680814864696039831657201341930170537490888948185909193404926961223536479474040666460885376378742819197105748650798865879482304771084236256654384273799702336475969647451700146534430052845833553984165082992842025899656567922774484313656763793347645762888379692094136645059343771155043690219662830401572931468290058814304724439824204259980816710796240835274604462076123461698477384443713751284482994607430755155834233283681253132280989394989471961817143,</text:p>
      <text:p text:style-name="P12"><text:s text:c="4"/>1626570592384034401231059859408455254810050911431145580773817320385445678597776695068312796145258618012655448521816316108022278762520239267979899184627816793656580906379077745825130933420781919802013703405155696033529555793998359389173755887366857329131343206148632506258546398761725587714083008828347727071434771944964364829767905778186912771898431501076025378480110831840332479020783206206190405100394982218769269156393531604603604142841091039265485070414672259,</text:p>
      <text:p text:style-name="P12"><text:s text:c="4"/>150334999063135051279428968431307824504008023479374928828438810281152931865133418631450924765400917258000645743935615213286021088135604627169932920125305843303616232167430518821188511162822374<text:soft-page-break/>9659497716686816384033178613797568618927173752800692795231622235434934335500496599315357786595208816213489429090618724729416131746965336847080815801599020573311110511374951097277607310799592097578622368423440718164595720091899427036135539095740807639167195995008580910433,</text:p>
      <text:p text:style-name="P12"><text:s text:c="4"/>1250171497372227982026555999675170108947918951378367343470923483104158597216632066586300921566811265776465427395026458151240042366061271512107752586681699923914902061886213022544496783070727061083763996630816279869169194623169255711135422521925444135939014878277515299870536875962948267973899545621728547726545192382593936985574978881305949487523233148677106330650818223443955800622774189936635106363035784698216185461573761714766211607812695281252356674432444279,</text:p>
      <text:p text:style-name="P12"><text:s text:c="4"/>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12"><text:s text:c="4"/>1611765569148804856242867384258680719850010286298191204635154152942043219729044752688614748313611454546572520541736997794001687127300182565577523301374576898637465463079329544247774787283512154983161737116562645744234565727709746364114005583231547967023025414569413122447328040416970845309432217530722433341506166879058135267652737561086239915598233931006566824074208096468336520404693863268533117447729991162579236036416014409092228354404809885779998800076550137,</text:p>
      <text:p text:style-name="P12"><text:s text:c="4"/>1417746786978750765038783443201694837693058007147135007928583192144256946704223659049475898042715778235153026085212635256089348105695559658585619676085161346482180413625910718554772936888311138851281270033905970826200499692827568755840858440733991917454028255326174744965696470393644713091831508787116372289467266084564443305079980286049350362289761393863307795187974797187985957533461476088825816395922558727920330066823211210594296302676261707432217348305112187,</text:p>
      <text:p text:style-name="P12"><text:soft-page-break/><text:s text:c="4"/>1589686907858960532293041950259807409089116075774905924811928369729308516275072914492447303882343619014782861146277474256634429223573812679829885857722514236789773758073602382754296398746760528620467135686904091857677298686613353160501421254539364215543462330529173823254785957892596743971469331053694628704719897511634494080726384449311911326430543608031846181210590808073104043168515626922519393683917981873633828053068169750353137412342101092326814001286079931,</text:p>
      <text:p text:style-name="P12"><text:s text:c="4"/>1447056357743040318789862961227509104744799081494678612383291986984923519316446287708049077918224656527429543673229364351887183390807262752423117298211041934655152276599225431751671588895981517419026471542932448198944496908361633132707640798039356570950500607895014150658740782042073630261733525635192524773901831150453706661904186439905176584194604732140346858078193623357352146946016549476780491073212953994660770169348211445199019386069469845306185323206439961,</text:p>
      <text:p text:style-name="P12"><text:s text:c="4"/>1262485504020168731000842257581537957328326497522478405002465359648875356810280292244547618070727524417592419776792612058732594852983180148665064058817407866064291179552422627557683886828462061069447032164569235069818669414169882863307032697282802157247652797734392044016320040859257401114524063142894607111829574025600918893253339517061607978068475589931239014683019592991614837523358909806258991077646147246997493894736434495372693444001308001278879395788963879,</text:p>
      <text:p text:style-name="P12"><text:s text:c="4"/>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,</text:p>
      <text:p text:style-name="P12"><text:s text:c="4"/>1960344000673448010109966123798259138788312223000110285444138984687043682091918437726564873652655959337927213942829283843615252926281789196372471730892422452230531118265385923148587364956392045025267762404119597838874471039017253236308306374541274375355671<text:soft-page-break/>500991196394524509192278487473429022067848460150114918996838415401644820324493941862061208584686840594025223786924079444262714095490301772077126395790235999836003971290616988894725373002042174148527448991721,</text:p>
      <text:p text:style-name="P12"><text:s text:c="4"/>1688432268535652536976161544225404933352917348466880741646555236080940468369390533777566901374863846088926302716704958253349013465017171687476514345454080829512228091554390695242226222710223271367480753308157792549868681240943730184545304781633011043927327584175094195702062946904306735673354996415907014195550590550472255345961637249641012928019098518193363458415691802243705768503786649882426739768062694678022813527067727278842446759998639312587246098493677573,</text:p>
      <text:p text:style-name="P12"><text:s text:c="4"/>1669812028211114876035741593474021802212340044740884701344271270195832085856797314936725609969919892880432470047684464541567265336806788958402625350522072215356887542345091965364412714416147723007824852940439210347535492079930938715301851663504907633271178215986687496281673059795431500200800112337374888657642932011377010779739631990411714885737361714602715397638982646136481630238419481808864438911371804085212946840198558441479176256832689600476668930865222709,</text:p>
      <text:p text:style-name="P12"><text:s text:c="4"/>1416908444771934114327236064335695175033855568724514723276090909238902249450761163116179298370097637736609598746978539681190806175023739437824949790203114195447287621192162052863911370030281253311582477023859027984818679108239267600763411891113578181938978341368763677855534685413427437290239276573078365437316891195505584463642669716112936728373088553385902864359218933750627440521470476774178793413097754328106876810009083432628213288672194420754620920548851129,</text:p>
      <text:p text:style-name="P12"><text:s text:c="4"/>1510938584302514746068687680359138712084826869531749833816152536107029956694378228665014484809993284680636465045336584670006512692482057168858805251730522412435575537047638759183849437861169582174353100616760861442083338911162982978018654609073487455618344725646474341106448770186119465437436805540314573902315148010605642969399036239279990866481377552631038345038332671300460449150826133047599402952702220438132324240801480483055996850135609380612773088576264939,</text:p>
      <text:p text:style-name="P12"><text:soft-page-break/><text:s text:c="4"/>1540622509490817949053524649165981982362710138590145680108367660592300942107455572128874985313317596143790569145958434047726221469334726361045510333507710004199345529052825110132429789384438990706927549015685843329393401520154237372079098668324817011296825302825102856143574580211014626530080895107030337934771878554891597286701169436904639362768184131040154699128645755841829998901472679565730259098946642540287337083284263287432616094697258993945232767013781501,</text:p>
      <text:p text:style-name="P12"><text:s text:c="4"/>1598756544210860812002683252504666631284038535154979340910964824673923578639226397918134429192737005854188177977059177858243855990803981275665690912975534091041361701843465578101733863479781680791655959578320442108371634048374313524202193198694894536452471646868825144743014452957912743920239954473534374422647748020165306769379396190044599513110393062461302839244356754741065320775011514774723155863731595182892822790709843296375075272651902641460504103291775361,</text:p>
      <text:p text:style-name="P12"><text:s text:c="4"/>1916242087180680156861712994509728052535159091128844805658679025296716559404434664811725619186652725901325774649017594144788360637407178476936316915220758144535681964371311657071750970414707218112222280453951875213591639735019844579642622014874212594838041457800464921182345127496460888250084171815540351211745813542192969624108567504481905290317359415752535077985931507909722167364312980099834023023021212767107040301344392783417575981002593796696074442689507301</text:p>
      <text:p text:style-name="P12">]</text:p>
      <text:p text:style-name="P12"/>
      <text:p text:style-name="P12">import math</text:p>
      <text:p text:style-name="P12"/>
      <text:p text:style-name="P12">n = BIG_NUMS[VARIANT - 1]</text:p>
      <text:p text:style-name="P12"/>
      <text:p text:style-name="P12">dividers = []</text:p>
      <text:p text:style-name="P12"/>
      <text:p text:style-name="P12"># ищем делитель среди первых чисел</text:p>
      <text:p text:style-name="P12">for num in NUMS:</text:p>
      <text:p text:style-name="P12"><text:s text:c="4"/>gcd = math.gcd(n, num)</text:p>
      <text:p text:style-name="P12"><text:soft-page-break/><text:s text:c="4"/>if gcd != 1 and gcd != n:</text:p>
      <text:p text:style-name="P12"><text:s text:c="8"/>print("Success:", gcd)</text:p>
      <text:p text:style-name="P12"><text:s text:c="8"/>dividers.append(gcd)</text:p>
      <text:p text:style-name="P12"/>
      <text:p text:style-name="P12"># ищем делитель среди вторых чисел</text:p>
      <text:p text:style-name="P12">for bignum in BIG_NUMS:</text:p>
      <text:p text:style-name="P12"><text:s text:c="4"/>gcd = math.gcd(n, bignum)</text:p>
      <text:p text:style-name="P12"><text:s text:c="4"/>if gcd != 1 and gcd != n:</text:p>
      <text:p text:style-name="P12"><text:s text:c="8"/>print("Success:", gcd)</text:p>
      <text:p text:style-name="P12"><text:s text:c="8"/>dividers.append(gcd)</text:p>
      <text:p text:style-name="P12"/>
      <text:p text:style-name="P12">for divider in dividers:</text:p>
      <text:p text:style-name="P12"><text:s text:c="4"/>print("d:", divider)</text:p>
      <text:p text:style-name="P12"><text:s text:c="4"/>print("n / d:", n // divider)</text:p>
      <text:p text:style-name="P23">Вывод</text:p>
      <text:p text:style-name="P29"><text:span text:style-name="T4">Выполнив данную лабораторную работу, я </text:span><text:span text:style-name="T7">факторизовала 2 числа. Первое было легким, и с помощью программы msieve данные я получила довольно быстро. </text:span><text:span text:style-name="T8">Со вторым, более длиным числом, пришлось повозиться, написав код на python, который находит общий делитель из списка чисел.</text:span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0</meta:editing-cycles>
    <meta:creation-date>2019-12-17T23:09:00</meta:creation-date>
    <dc:date>2021-03-04T14:51:44.565439683</dc:date>
    <meta:editing-duration>PT19M47S</meta:editing-duration>
    <meta:generator>LibreOffice/6.4.6.2$Linux_X86_64 LibreOffice_project/40$Build-2</meta:generator>
    <meta:document-statistic meta:table-count="1" meta:image-count="0" meta:object-count="0" meta:page-count="10" meta:paragraph-count="110" meta:word-count="273" meta:character-count="14139" meta:non-whitespace-character-count="1372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